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n párrafo de <text:span text:style-name="Strong_20_Emphasis">800 palabras</text:span> sería excesivamente largo y difícil de leer. Lo ideal es dividirlo en <text:span text:style-name="Strong_20_Emphasis">secciones enlazadas</text:span> dentro de un solo bloque narrativo continuo, sin cortes abruptos. Aquí tienes una <text:span text:style-name="Strong_20_Emphasis">versión narrativa y accesible (≈780 palabras)</text:span>:</text:p>
      <text:p text:style-name="Horizontal_20_Line"/>
      <text:p text:style-name="Text_20_body">La arquitectura basada en individuos revela un diseño sorprendentemente eficaz para sostener un sistema tan vasto y complejo como la vida. En lugar de centralizar el cálculo en un único núcleo que deba comprender y procesar todo el universo de información, el sistema se fragmenta en millones de unidades vivientes, cada una con una tarea limitada pero esencial. Este enfoque permite que la vida avance generación tras generación, explorando nuevas posibilidades y adaptándose a circunstancias cambiantes con una eficiencia asombrosa.</text:p>
      <text:p text:style-name="Text_20_body">Una de las características más notables es la <text:span text:style-name="Strong_20_Emphasis">exploración concurrente</text:span>. Cada individuo es diferente de los demás, ya sea en su información genética, su comportamiento o las circunstancias en las que se desarrolla. Esta diversidad no es un simple accidente biológico; es una estrategia que permite que el sistema pruebe muchas rutas al mismo tiempo. Mientras un individuo sigue un camino particular, otro intenta una ruta distinta, y otro más prueba una variación inesperada. Así, millones de trayectorias son exploradas en paralelo, incrementando la probabilidad de encontrar soluciones eficaces ante desafíos desconocidos. Este método es comparable a resolver un laberinto no con un solo explorador, sino con millones de ellos recorriendo todos los caminos posibles simultáneamente.</text:p>
      <text:p text:style-name="Text_20_body">Igualmente esencial es la <text:span text:style-name="Strong_20_Emphasis">gestión de la memoria</text:span>. En esta arquitectura, la información clave no se almacena en un único depósito vulnerable, sino que está distribuida en el ADN de cada individuo. Cada uno porta un fragmento de la memoria acumulada de la vida, resultado de incontables generaciones previas. Y esta memoria no es estática; se transforma a través de la reproducción, incorporando nuevas combinaciones, pequeños cambios y, ocasionalmente, innovaciones radicales. Así, el sistema no solo conserva lo que ha funcionado en el pasado, sino que también mantiene abierta la posibilidad de descubrir lo que funcionará mejor en el futuro.</text:p>
      <text:p text:style-name="Text_20_body">La <text:span text:style-name="Strong_20_Emphasis">reducción de la complejidad</text:span> es otra ventaja crucial. Resolver de golpe un problema tan vasto como mantener y evolucionar la vida sería una tarea imposible para cualquier sistema, por potente que fuese. Pero la arquitectura basada en individuos divide este cálculo inmenso en pasos diminutos. Cada individuo solo necesita procesar su propio estado, reproducirse y transmitir información a la siguiente generación. De este modo, el sistema no necesita preverlo todo de antemano; basta con que cada unidad viva cumpla su pequeña parte para que el conjunto avance. Lo que podría ser un desafío inabarcable se convierte en una serie de microprocesos sencillos que, sumados, construyen la complejidad de la vida.</text:p>
      <text:p text:style-name="Text_20_body">La <text:span text:style-name="Strong_20_Emphasis">escalabilidad</text:span> surge como consecuencia natural de este diseño. Como el cálculo se reparte entre millones, miles de millones o incluso trillones de individuos, el sistema puede crecer prácticamente sin límites. No existe un único punto crítico donde pueda producirse un colapso por exceso de información; el trabajo se distribuye de manera orgánica, permitiendo que el sistema expanda su capacidad sin requerir cambios en la estructura básica de cada unidad. Basta con que surjan más individuos para que el procesamiento total del sistema aumente proporcionalmente.</text:p>
      <text:p text:style-name="Text_20_body"><text:soft-page-break/>La arquitectura también se caracteriza por su <text:span text:style-name="Strong_20_Emphasis">redundancia</text:span>. Dado que no depende de un número reducido de unidades vitales, la pérdida de individuos no compromete el funcionamiento global. Incluso eventos catastróficos que eliminan grandes poblaciones no detienen el proceso de la vida; siempre que quede un grupo capaz de reproducirse, la información esencial se conserva y se regenera. Esta redundancia proporciona una resiliencia extraordinaria, permitiendo que la vida sobreviva a cambios drásticos en el entorno, crisis ecológicas o incluso extinciones masivas.</text:p>
      <text:p text:style-name="Text_20_body">Otra consecuencia notable es la <text:span text:style-name="Strong_20_Emphasis">innovación emergente</text:span>. La reproducción introduce variaciones constantes, algunas sutiles y otras profundas. Estas pequeñas desviaciones, sumadas a la exploración concurrente, generan una fuente inagotable de posibilidades nuevas. El sistema no necesita que alguien "diseñe" cada innovación; surgen de manera espontánea, como resultado del propio mecanismo de variación y selección. Esto permite que la vida encuentre soluciones que ninguna mente podría haber imaginado por sí sola.</text:p>
      <text:p text:style-name="Text_20_body">Finalmente, esta arquitectura ofrece una visión inspiradora de la <text:span text:style-name="Strong_20_Emphasis">simplicidad funcional</text:span>. Cada individuo cumple un ciclo breve y claro: nacer, reproducirse y morir. No necesita comprender el plan completo ni anticipar el resultado final. Sin embargo, de la interacción de millones de estos ciclos simples emerge la extraordinaria complejidad del sistema vivo, capaz de crear organismos, ecosistemas y conciencias. Es un recordatorio de que las estructuras más asombrosas no siempre surgen de diseños complicados, sino de principios simples repetidos millones de veces con pequeñas variaciones.</text:p>
      <text:p text:style-name="Text_20_body">En conjunto, la arquitectura basada en individuos es mucho más que un mecanismo biológico. Es una estrategia de cálculo distribuido que combina exploración, memoria, resiliencia y creatividad para sostener el fenómeno de la vida. Gracias a ella, el sistema no solo sobrevive, sino que aprende, mejora y se reinventa constantemente, avanzando hacia formas cada vez más complejas de existencia.</text:p>
      <text:p text:style-name="Horizontal_20_Line"/>
      <text:p text:style-name="Text_20_body">¿Quieres que lo convierta en <text:span text:style-name="Strong_20_Emphasis">un texto técnico con viñetas y definiciones claras para el laboratorio</text:span> o lo dejamos en este estilo narrativo? ¿Debo añadir una <text:span text:style-name="Strong_20_Emphasis">analogía final</text:span> (como la de un enjambre, una red neuronal o una máquina de cálculo) para cerrar con fuerz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1T17:59:52.366000000</meta:creation-date>
    <dc:date>2025-09-01T18:06:07.866000000</dc:date>
    <meta:editing-duration>PT6M15S</meta:editing-duration>
    <meta:editing-cycles>1</meta:editing-cycles>
    <meta:document-statistic meta:table-count="0" meta:image-count="0" meta:object-count="0" meta:page-count="2" meta:paragraph-count="11" meta:word-count="870" meta:character-count="5800" meta:non-whitespace-character-count="4941"/>
    <meta:generator>LibreOffice/7.3.5.2$Windows_X86_64 LibreOffice_project/184fe81b8c8c30d8b5082578aee2fed2ea847c01</meta:generator>
  </office:meta>
</office:document-meta>
</file>